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C0000009AD2FF09C7.png" manifest:media-type="image/png"/>
  <manifest:file-entry manifest:full-path="Pictures/100002010000008400000048DB753FA0.png" manifest:media-type="image/png"/>
  <manifest:file-entry manifest:full-path="Pictures/10000000000000D40000008B54B3E7779B9635DD.png" manifest:media-type="image/png"/>
  <manifest:file-entry manifest:full-path="Pictures/100002010000034C0000005484676D7B.png" manifest:media-type="image/png"/>
  <manifest:file-entry manifest:full-path="Pictures/10000000000002CA000001E0C30A44513CB3C182.png" manifest:media-type="image/png"/>
  <manifest:file-entry manifest:full-path="Pictures/10000000000002E4000001E62EF25052C68B859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Dashed_20__28_var_29__20_4" svg:stroke-width="0.071cm" svg:stroke-color="#000000" draw:fill="none" draw:textarea-horizontal-align="center" draw:textarea-vertical-align="top" draw:auto-grow-height="false" draw:fit-to-size="false" fo:padding-top="0.125cm" fo:padding-bottom="0.125cm" fo:padding-left="0.127cm" fo:padding-right="0.127cm" fo:wrap-option="wrap" draw:shadow="visible" draw:shadow-offset-x="0cm" draw:shadow-offset-y="0.056cm" draw:shadow-color="#808080" draw:shadow-opacity="38%"/>
    </style:style>
    <style:style style:name="gr3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9" style:family="graphic" style:parent-style-name="standard">
      <style:graphic-properties draw:stroke="none" svg:stroke-width="0.035cm" draw:stroke-linejoin="miter" draw:fill="solid" draw:fill-color="#ffffff"/>
    </style:style>
    <style:style style:name="gr10" style:family="graphic" style:parent-style-name="standard">
      <style:graphic-properties draw:stroke="none" svg:stroke-width="0.035cm" draw:stroke-linejoin="miter" draw:fill="solid" draw:fill-color="#000000"/>
    </style:style>
    <style:style style:name="gr1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1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.764cm" fo:min-width="3.674cm" fo:padding-top="0.125cm" fo:padding-bottom="0.125cm" fo:padding-left="0.127cm" fo:padding-right="0.127cm" fo:wrap-option="no-wrap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.764cm" fo:min-width="3.674cm" fo:padding-top="0.125cm" fo:padding-bottom="0.125cm" fo:padding-left="0.127cm" fo:padding-right="0.127cm" fo:wrap-option="no-wrap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18cm"/>
    </style:style>
    <style:style style:name="pr3" style:family="presentation" style:parent-style-name="Default-outline1">
      <style:graphic-properties fo:min-height="10.798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style:font-name="Times New Roman1" fo:font-size="13pt" style:font-size-asian="13pt" style:font-size-complex="13pt" fo:hyphenate="false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T1" style:family="text">
      <style:text-properties fo:color="#ed6460" style:text-line-through-style="none" style:text-line-through-type="none" style:text-position="0% 100%" style:font-name="Calibri2" fo:font-size="18pt" fo:letter-spacing="normal" fo:font-style="normal" style:text-underline-style="none" fo:font-weight="normal" style:font-name-asian="Calibri2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2" style:family="text">
      <style:text-properties fo:color="#000000" style:text-line-through-style="none" style:text-line-through-type="none" style:text-position="0% 100%" style:font-name="Times New Roman1" fo:font-size="13pt" fo:letter-spacing="normal" fo:font-style="normal" style:text-underline-style="none" fo:font-weight="normal" style:font-name-asian="Calibri2" style:font-size-asian="13pt" style:font-style-asian="normal" style:font-weight-asian="normal" style:font-name-complex="Calibri2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ed64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igure 1" draw:style-name="dp1" draw:master-page-name="Default" presentation:presentation-page-layout-name="AL1T1">
        <draw:frame draw:name="image.png" draw:style-name="gr1" draw:text-style-name="P1" draw:layer="layout" svg:width="7.465cm" svg:height="4.903cm" svg:x="0.222cm" svg:y="8.028cm">
          <draw:image xlink:href="Pictures/10000000000002E4000001E62EF25052C68B859F.png" xlink:type="simple" xlink:show="embed" xlink:actuate="onLoad">
            <text:p/>
          </draw:image>
        </draw:frame>
        <draw:frame draw:name="image.png" draw:style-name="gr1" draw:text-style-name="P1" draw:layer="layout" svg:width="7.302cm" svg:height="4.907cm" svg:x="8.467cm" svg:y="8.026cm">
          <draw:image xlink:href="Pictures/10000000000002CA000001E0C30A44513CB3C182.png" xlink:type="simple" xlink:show="embed" xlink:actuate="onLoad">
            <text:p/>
          </draw:image>
        </draw:frame>
        <draw:line draw:name="Shape 23" draw:style-name="gr2" draw:text-style-name="P2" draw:layer="layout" svg:x1="11.359cm" svg:y1="5.397cm" svg:x2="11.015cm" svg:y2="9.891cm">
          <text:p/>
        </draw:line>
        <draw:line draw:name="Shape 26" draw:style-name="gr2" draw:text-style-name="P2" draw:layer="layout" svg:x1="14.86cm" svg:y1="11.385cm" svg:x2="15.494cm" svg:y2="12.933cm">
          <text:p/>
        </draw:line>
        <draw:line draw:name="Shape 28" draw:style-name="gr2" draw:text-style-name="P2" draw:layer="layout" svg:x1="15.284cm" svg:y1="10.384cm" svg:x2="16.435cm" svg:y2="7.439cm">
          <text:p/>
        </draw:line>
        <draw:line draw:name="Shape 30" draw:style-name="gr2" draw:text-style-name="P2" draw:layer="layout" svg:x1="13.978cm" svg:y1="11.421cm" svg:x2="13.978cm" svg:y2="14.523cm">
          <text:p/>
        </draw:line>
        <draw:frame draw:name="pasted-image.png" draw:style-name="gr1" draw:text-style-name="P1" draw:layer="layout" svg:width="7.478cm" svg:height="4.903cm" svg:x="17.606cm" svg:y="8.028cm">
          <draw:image xlink:href="Pictures/10000000000000D40000008B54B3E7779B9635DD.png" xlink:type="simple" xlink:show="embed" xlink:actuate="onLoad">
            <text:p/>
          </draw:image>
        </draw:frame>
        <draw:line draw:name="Shape 33" draw:style-name="gr2" draw:text-style-name="P2" draw:layer="layout" svg:x1="6.08cm" svg:y1="9.904cm" svg:x2="6.481cm" svg:y2="13.477cm">
          <text:p/>
        </draw:line>
        <draw:line draw:name="Shape 34" draw:style-name="gr2" draw:text-style-name="P2" draw:layer="layout" svg:x1="19.203cm" svg:y1="9.974cm" svg:x2="21.336cm" svg:y2="16.452cm">
          <text:p/>
        </draw:line>
        <draw:custom-shape draw:name="Shape 36" draw:style-name="gr3" draw:text-style-name="P2" draw:layer="layout" svg:width="0.545cm" svg:height="1.013cm" svg:x="11.548cm" svg:y="1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4" draw:text-style-name="P4" draw:layer="layout" svg:width="3.927cm" svg:height="1.013cm" svg:x="14.871cm" svg:y="13.479cm">
          <text:p text:style-name="P3"><text:span text:style-name="T1">value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" draw:style-name="gr5" draw:text-style-name="P4" draw:layer="layout" svg:width="6.459cm" svg:height="1.013cm" svg:x="17.988cm" svg:y="17.483cm">
          <text:p text:style-name="P3"><text:span text:style-name="T1">Predition error signa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" draw:style-name="gr6" draw:text-style-name="P4" draw:layer="layout" svg:width="4.694cm" svg:height="1.013cm" svg:x="4.363cm" svg:y="14.231cm">
          <text:p text:style-name="P3"><text:span text:style-name="T1">world knowled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" draw:style-name="gr7" draw:text-style-name="P4" draw:layer="layout" svg:width="2.226cm" svg:height="1.013cm" svg:x="12.814cm" svg:y="14.937cm">
          <text:p text:style-name="P3"><text:span text:style-name="T1"><text:s/></text:span><text:span text:style-name="T1">rew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42" draw:style-name="gr2" draw:text-style-name="P2" draw:layer="layout" svg:x1="11.927cm" svg:y1="11.985cm" svg:x2="10.367cm" svg:y2="16.267cm">
          <text:p/>
        </draw:line>
        <draw:custom-shape draw:name="Shape 44" draw:style-name="gr8" draw:text-style-name="P4" draw:layer="layout" svg:width="5.549cm" svg:height="1.013cm" svg:x="7.402cm" svg:y="17.065cm">
          <text:p text:style-name="P3"><text:span text:style-name="T1">experience samp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18§latex§\begin{eqnarray*}
  \nabla_{\theta^Q_{k+1}}\mathcal L(\theta^Q_{k+1})
  % = \mathbb E_{(s, a, r, s') \sim U(\mathcal D)}[(Q(s, a|\theta^Q) - Q(s',a'|\theta^Q_{k+1}))^2]
  = \mathbb E_{(s, a, r, s') \sim \mathcal U(D)}\left[\underbrace{(Q(s, a|\theta^Q_{k+1}) - y)}_{\text{regret}}
    \underbrace{\nabla_{\theta^Q_{k+1}}Q(s, a|\theta^Q_{k+1})}_{\text{???}}\right]
  \label{eq:oracle}
\end{eqnarray*}
§svg§600§FALSE§</svg:desc>
          <draw:polygon draw:style-name="gr9" draw:layer="layout" svg:width="19.578cm" svg:height="3.034cm" svg:x="3.585cm" svg:y="1.66cm" svg:viewBox="0 0 19579 3035" draw:points="9790,3035 0,3035 0,0 19579,0 19579,3035">
            <text:p/>
          </draw:polygon>
          <draw:path draw:style-name="gr10" draw:layer="layout" svg:width="0.467cm" svg:height="0.454cm" svg:x="3.616cm" svg:y="2.904cm" svg:viewBox="0 0 468 455" svg:d="M466 14c0-1 2-7 2-9 0-5 0-5-14-5h-440c-14 0-14 0-14 5 0 2 2 8 4 9l214 429c3 9 5 12 16 12s13-3 18-12zM79 45h348l-173 349z">
            <text:p/>
          </draw:path>
          <draw:path draw:style-name="gr10" draw:layer="layout" svg:width="0.199cm" svg:height="0.318cm" svg:x="4.138cm" svg:y="3.237cm" svg:viewBox="0 0 200 319" svg:d="M200 97c0-47-18-97-61-97-67 0-139 119-139 221 0 53 20 98 61 98 69 0 139-123 139-222zM50 151c24-97 62-138 89-138 28 0 28 48 28 57 0 18-3 43-14 81zM149 167c-12 49-21 72-36 94-14 23-32 45-50 45-25 0-29-34-29-58 0-30 7-64 13-81z">
            <text:p/>
          </draw:path>
          <draw:path draw:style-name="gr10" draw:layer="layout" svg:width="0.271cm" svg:height="0.285cm" svg:x="4.4cm" svg:y="3.111cm" svg:viewBox="0 0 272 286" svg:d="M162 221c65-21 110-75 110-129 0-52-42-92-106-92-89 0-166 72-166 140 0 53 41 92 106 92 6 0 20 0 38-5 4 30 5 59 38 59 39 0 61-52 61-61 0-4-2-5-5-5 0 0-4 0-6 3-7 25-36 27-41 27-13 0-20-3-29-29zM81 216c-34-13-47-40-47-68 0-67 54-135 128-135 41 0 76 23 76 72 0 36-20 99-81 124-8-18-17-34-36-34-22 0-40 16-40 32 0 4 0 5 0 9zM144 214c-16 6-29 6-34 6-6 0-18 0-18-13 0-11 14-22 29-22 12 0 19 9 23 29z">
            <text:p/>
          </draw:path>
          <draw:path draw:style-name="gr10" draw:layer="layout" svg:width="0.174cm" svg:height="0.224cm" svg:x="4.39cm" svg:y="3.484cm" svg:viewBox="0 0 175 225" svg:d="M77 13c2-6 2-6 2-8 0-5-5-5-9-5l-39 4c-6 0-8 0-9 1 0 2-2 6-2 8 0 5 5 5 11 5 0 0 5 0 10 0 6 2 6 2 6 4 0 1 0 1-2 9l-43 174c-2 6-2 6-2 7 0 8 5 13 13 13 12 0 14-13 16-16l14-60c9 0 49 4 49 26 0 1 0 3-2 7 0 5 0 7 0 9 0 21 20 34 38 34 32 0 47-47 47-50 0-4-6-4-8-4-5 0-7 2-7 7-3 11-12 36-30 36-11 0-13-12-13-20 0 0 0-3 0-9 2-5 2-9 2-10 0-29-34-35-56-36 9-4 22-15 27-20 18-15 36-27 54-27 7 0 9 2 11 3h-2c-14 6-14 18-14 20 0 6 3 13 14 13 5 0 20-6 20-22s-13-25-27-25c-22 0-42 14-65 32-11 9-22 17-34 22z">
            <text:p/>
          </draw:path>
          <draw:path draw:style-name="gr10" draw:layer="layout" svg:width="0.264cm" svg:height="0.265cm" svg:x="4.625cm" svg:y="3.491cm" svg:viewBox="0 0 265 266" svg:d="M142 142h110c5 0 13 0 13-9s-8-9-13-9h-110v-111c0-4 0-13-9-13s-9 9-9 13v111h-111c-4 0-13 0-13 9s9 9 13 9h111v110c0 5 0 14 9 14s9-9 9-14z">
            <text:p/>
          </draw:path>
          <draw:path draw:style-name="gr10" draw:layer="layout" svg:width="0.13cm" svg:height="0.211cm" svg:x="4.964cm" svg:y="3.491cm" svg:viewBox="0 0 131 212" svg:d="M81 9c0-9 0-9-11-9-23 20-57 20-65 20h-5v14h5c8 0 29 0 47-9v160c0 9 0 13-34 13h-16v14c18-1 47-1 65-1 19 0 46 0 64 1v-14h-16c-34 0-34-4-34-13z">
            <text:p/>
          </draw:path>
          <draw:path draw:style-name="gr10" draw:layer="layout" svg:width="0.395cm" svg:height="0.462cm" svg:x="5.219cm" svg:y="2.891cm" svg:viewBox="0 0 396 463" svg:d="M95 389c35-54 45-94 53-128 23-88 46-164 86-207 7-9 13-14 32-14 45 0 45 43 45 52 0 12-1 20-1 23 0 6 3 6 3 6 11 0 27-8 43-20 11-7 18-15 18-40 0-36-18-61-54-61-19 0-75 5-138 68-51 53-81 166-94 215-11 43-16 63-34 100-5 8-22 36-31 44-16 16-23 28-23 30s2 6 5 6c4 0 17-4 33-15 11-5 12-7 27-23 32 2 54 7 93 18 33 9 65 20 98 20 52 0 104-40 124-69 12-16 16-32 16-34 0-4-4-4-4-4-10 0-25 6-36 15-18 11-19 14-23 25-2 9-7 14-9 18-5 9-5 9-14 9-31 0-63-11-105-22-18-5-54-14-84-14-9 0-18 0-26 2z">
            <text:p/>
          </draw:path>
          <draw:path draw:style-name="gr10" draw:layer="layout" svg:width="0.148cm" svg:height="0.633cm" svg:x="5.696cm" svg:y="2.863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10" draw:layer="layout" svg:width="0.262cm" svg:height="0.454cm" svg:x="5.907cm" svg:y="2.891cm" svg:viewBox="0 0 263 455" svg:d="M263 130c0-42-11-130-76-130-88 0-187 180-187 324 0 59 18 131 76 131 90 0 187-183 187-325zM68 218c11-42 24-92 49-137 16-31 40-67 68-67 33 0 36 40 36 76 0 32-5 65-19 128zM194 238c-7 28-19 82-43 129-23 43-47 74-75 74-20 0-35-18-35-77 0-27 6-63 22-126z">
            <text:p/>
          </draw:path>
          <draw:path draw:style-name="gr10" draw:layer="layout" svg:width="0.337cm" svg:height="0.399cm" svg:x="6.224cm" svg:y="2.72cm" svg:viewBox="0 0 338 400" svg:d="M176 340c0 29 6 60 42 60 54 0 81-78 81-87 0-3-4-7-7-7-4 0-6 4-6 5-11 33-39 42-56 42-18 0-27-7-34-43 79-29 142-108 142-186 0-70-50-124-129-124-106 0-209 99-209 200 0 72 52 122 130 122 9 0 23-2 46-7zM99 302c-23-9-56-32-56-91 0-29 9-89 51-137 27-36 70-60 111-60 49 0 90 33 90 98 0 45-21 140-102 180-8-27-20-47-45-47-26 0-51 21-51 45 0 9 0 9 2 12zM176 299c-9 3-27 9-43 9-7 0-23 0-23-18 0-16 18-33 38-33 16 0 27 8 28 42z">
            <text:p/>
          </draw:path>
          <draw:path draw:style-name="gr10" draw:layer="layout" svg:width="0.219cm" svg:height="0.312cm" svg:x="6.209cm" svg:y="3.221cm" svg:viewBox="0 0 220 313" svg:d="M106 13c0 0 2-6 2-8 0-1-2-5-7-5-9 0-45 4-58 4-3 1-9 1-9 10 0 8 6 8 11 8 22 0 22 1 22 5s0 7-2 11l-63 252c-2 7-2 9-2 9 0 7 5 14 14 14 13 0 18-9 22-18 0-2 20-81 22-86 32 3 57 12 57 36 0 2 0 5-2 9-1 7-1 9-1 14 0 31 27 45 48 45 43 0 56-66 56-68 0-6-5-6-7-6-6 0-7 2-9 11-6 20-18 51-40 51-11 0-14-11-14-24 0-7 0-7 2-20 0 0 1-9 1-12 0-40-52-47-72-49 13-7 31-21 38-29 22-21 45-41 70-41 6 0 11 0 15 5-20 2-24 18-24 26 0 9 8 16 18 16 13 0 26-11 26-29 0-14-11-31-35-31-25 0-48 18-72 38-18 18-32 33-50 40z">
            <text:p/>
          </draw:path>
          <draw:path draw:style-name="gr10" draw:layer="layout" svg:width="0.327cm" svg:height="0.327cm" svg:x="6.485cm" svg:y="3.253cm" svg:viewBox="0 0 328 328" svg:d="M175 175h136c6 0 17 0 17-11s-11-11-17-11h-136v-137c0-5 0-16-11-16s-11 11-11 16v137h-137c-5 0-16 0-16 11s11 11 16 11h137v136c0 6 0 17 11 17s11-9 11-17z">
            <text:p/>
          </draw:path>
          <draw:path draw:style-name="gr10" draw:layer="layout" svg:width="0.163cm" svg:height="0.294cm" svg:x="6.89cm" svg:y="3.233cm" svg:viewBox="0 0 164 295" svg:d="M101 13c0-13 0-13-13-13-29 29-70 29-88 29v16c11 0 40 0 65-13v227c0 15 0 20-45 20h-16v16c7 0 63-2 79-2 14 0 70 2 81 2v-16h-18c-45 0-45-5-45-20z">
            <text:p/>
          </draw:path>
          <draw:path draw:style-name="gr10" draw:layer="layout" svg:width="0.148cm" svg:height="0.633cm" svg:x="7.163cm" svg:y="2.863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10" draw:layer="layout" svg:width="0.422cm" svg:height="0.148cm" svg:x="7.583cm" svg:y="3.104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10" draw:layer="layout" svg:width="0.397cm" svg:height="0.435cm" svg:x="8.224cm" svg:y="2.904cm" svg:viewBox="0 0 398 436" svg:d="M157 221c14 0 45 0 68 15 31 20 32 54 32 57 0 9 0 17 11 17s11-9 11-20v-173c0-9 0-20-11-20s-11 9-11 15c-3 82-68 86-100 86v-133c0-43 10-43 27-43h30c85 0 128 45 132 88 0 5 1 14 10 14 11 0 11-9 11-20v-82c0-20 0-22-20-22h-325c-11 0-22 0-22 11s13 11 18 11c36 0 38 5 38 36v318c0 31-2 36-36 36-9 0-20 0-20 11 0 13 11 13 22 13h336c13 0 18 0 20-9 2-2 20-107 20-110 0-7-7-13-11-13-9 0-13 9-13 9-3 18-9 43-55 72-33 18-65 27-101 27h-34c-17 0-27 0-27-41zM346 22v30c-11-11-24-21-36-30zM221 209c11-6 26-15 36-27v52c-14-16-34-25-36-25zM77 58c0-8 0-24-3-36h66c-7 14-7 36-7 41v308c0 23 6 36 7 41h-66c3-11 3-27 3-34zM315 412c20-11 38-23 50-34-1 2-5 31-7 34z">
            <text:p/>
          </draw:path>
          <draw:path draw:style-name="gr10" draw:layer="layout" svg:width="0.116cm" svg:height="0.444cm" svg:x="8.685cm" svg:y="3.118cm" svg:viewBox="0 0 117 445" svg:d="M108 0c-86 59-108 153-108 221 0 63 18 161 108 224 4 0 9 0 9-6 0-3-2-3-5-7-60-54-81-130-81-209 0-120 46-180 82-212 2-2 4-4 4-6 0-5-5-5-9-5z">
            <text:p/>
          </draw:path>
          <draw:path draw:style-name="gr10" draw:layer="layout" svg:width="0.177cm" svg:height="0.201cm" svg:x="8.863cm" svg:y="3.255cm" svg:viewBox="0 0 178 202" svg:d="M160 29c-11 3-18 12-18 21 0 11 9 15 15 15 5 0 21-4 21-25 0-31-32-40-59-40-70 0-83 52-83 65 0 16 11 27 16 32 13 9 20 11 51 16 9 2 37 8 37 31 0 7-3 23-23 36-18 9-40 9-45 9-18 0-43-4-54-18 16-2 25-14 25-27 0-11-7-16-18-16-12 0-25 11-25 30 0 27 29 44 72 44 83 0 97-56 97-74 0-42-45-49-61-52-4-2-16-4-18-4-16-4-25-13-25-22 0-10 9-23 18-28 12-9 29-9 36-9 9 0 32 1 41 16z">
            <text:p/>
          </draw:path>
          <draw:path draw:style-name="gr10" draw:layer="layout" svg:width="0.057cm" svg:height="0.138cm" svg:x="9.118cm" svg:y="3.401cm" svg:viewBox="0 0 58 139" svg:d="M45 45c0 23-4 52-36 81-2 2-2 4-2 5 0 4 4 8 6 8 7 0 45-36 45-90 0-27-11-49-33-49-14 0-25 11-25 25 0 15 11 27 27 27 11 0 18-7 18-7z">
            <text:p/>
          </draw:path>
          <draw:path draw:style-name="gr10" draw:layer="layout" svg:width="0.226cm" svg:height="0.201cm" svg:x="9.246cm" svg:y="3.255cm" svg:viewBox="0 0 227 202" svg:d="M162 27c-11-16-25-27-47-27-57 0-115 63-115 128 0 43 29 74 67 74 25 0 46-15 64-31 8 25 35 31 45 31 17 0 27-11 36-24 9-18 15-43 15-45 0-5-6-5-6-5-7 0-7 2-10 12-6 22-15 49-33 49-11 0-14-9-14-22 0-7 3-23 5-36 4-10 9-30 11-39l9-34c2-11 7-33 7-35 0-10-7-14-14-14s-18 5-20 18zM133 140c-3 13-14 22-23 31-4 4-22 18-42 18-16 0-32-11-32-43 0-24 13-74 23-90 20-36 44-43 56-43 31 0 40 34 40 39 0 2 0 4-2 6z">
            <text:p/>
          </draw:path>
          <draw:path draw:style-name="gr10" draw:layer="layout" svg:width="0.057cm" svg:height="0.138cm" svg:x="9.541cm" svg:y="3.401cm" svg:viewBox="0 0 58 139" svg:d="M45 45c0 23-4 52-36 81-2 2-2 4-2 5 0 4 4 8 6 8 7 0 45-36 45-90 0-27-11-49-33-49-14 0-25 11-25 25 0 15 11 27 27 27 11 0 18-7 18-7z">
            <text:p/>
          </draw:path>
          <draw:path draw:style-name="gr10" draw:layer="layout" svg:width="0.206cm" svg:height="0.201cm" svg:x="9.662cm" svg:y="3.255cm" svg:viewBox="0 0 207 202" svg:d="M85 106c0-2 10-43 10-45 2-3 15-25 29-36 4-3 16-12 36-12 4 0 16 0 25 5-14 5-19 18-19 25 0 11 7 16 18 16 9 0 23-7 23-27 0-23-23-32-47-32-23 0-43 9-63 32-7-28-34-32-45-32-18 0-29 11-36 23-11 17-16 44-16 45 0 6 5 6 7 6 7 0 7-2 11-13 5-27 14-48 32-48 11 0 15 9 15 21 0 9-4 25-7 38-4 11-8 31-9 40l-15 57c-2 6-5 16-5 18 0 9 9 15 16 15 5 0 14-4 18-13 2-4 5-23 9-34z">
            <text:p/>
          </draw:path>
          <draw:path draw:style-name="gr10" draw:layer="layout" svg:width="0.057cm" svg:height="0.138cm" svg:x="9.912cm" svg:y="3.401cm" svg:viewBox="0 0 58 139" svg:d="M45 45c0 23-4 52-36 81-2 2-2 4-2 5 0 4 4 8 6 8 7 0 45-36 45-90 0-27-11-49-33-49-14 0-25 11-25 25 0 15 11 27 27 27 11 0 18-7 18-7z">
            <text:p/>
          </draw:path>
          <draw:path draw:style-name="gr10" draw:layer="layout" svg:width="0.177cm" svg:height="0.201cm" svg:x="10.044cm" svg:y="3.255cm" svg:viewBox="0 0 178 202" svg:d="M160 29c-11 3-18 12-18 21 0 11 9 15 15 15 5 0 21-4 21-25 0-31-32-40-59-40-70 0-83 52-83 65 0 16 11 27 16 32 13 9 20 11 51 16 9 2 37 8 37 31 0 7-3 23-23 36-18 9-40 9-45 9-18 0-43-4-54-18 16-2 25-14 25-27 0-11-7-16-18-16-12 0-25 11-25 30 0 27 29 44 72 44 83 0 97-56 97-74 0-42-45-49-61-52-4-2-16-4-18-4-16-4-25-13-25-22 0-10 9-23 18-28 12-9 29-9 36-9 9 0 32 1 41 16z">
            <text:p/>
          </draw:path>
          <draw:path draw:style-name="gr10" draw:layer="layout" svg:width="0.089cm" svg:height="0.166cm" svg:x="10.279cm" svg:y="3.147cm" svg:viewBox="0 0 90 167" svg:d="M86 31c0 0 4-8 4-13 0-11-11-18-20-18-14 0-18 11-20 14l-48 139c-2 4-2 5-2 5 0 6 14 9 14 9 2 0 4-1 6-5z">
            <text:p/>
          </draw:path>
          <draw:path draw:style-name="gr10" draw:layer="layout" svg:width="0.116cm" svg:height="0.444cm" svg:x="10.452cm" svg:y="3.118cm" svg:viewBox="0 0 117 445" svg:d="M9 0c-4 0-9 0-9 5 0 2 2 4 4 8 39 34 82 95 82 208 0 94-30 164-79 207-7 8-7 9-7 11s2 6 5 6c6 0 49-31 78-85 20-38 34-86 34-137 0-63-20-160-108-223z">
            <text:p/>
          </draw:path>
          <draw:path draw:style-name="gr10" draw:layer="layout" svg:width="0.328cm" svg:height="0.12cm" svg:x="10.652cm" svg:y="3.28cm" svg:viewBox="0 0 329 121" svg:d="M329 18c0-16-7-18-9-18-5 0-7 13-7 18-2 34-25 72-66 72-33 0-54-22-80-45-23-22-50-45-84-45-51 0-83 52-83 103 0 16 5 18 7 18 7 0 7-13 7-20 2-33 27-70 69-70 30 0 54 21 79 43 23 21 50 47 85 47 50 0 82-53 82-103z">
            <text:p/>
          </draw:path>
          <draw:path draw:style-name="gr10" draw:layer="layout" svg:width="0.337cm" svg:height="0.316cm" svg:x="11.012cm" svg:y="3.149cm" svg:viewBox="0 0 338 317" svg:d="M248 167c-18 69-25 99-25 130 0 14 11 20 20 20 20 0 56-20 56-31 0-2-2-3-6-3-3 0-12 1-19 7-9-2-9-11-9-15 0-57 52-212 63-237 7-18 10-33 10-34 0-4-3-4-5-4-9 0-29 11-34 20 0 2-4 11-13 36-25 70-149 230-205 230-23 0-40-18-40-52 0-29 11-58 40-124 16-34 31-69 31-88 0-20-15-22-22-22-38 0-85 27-85 40 0 3 4 3 6 3 7 0 14-5 21-9 9-5 18-7 26-7 9 0 12 5 12 14 0 18-12 49-32 92-25 60-38 92-38 121 0 30 13 59 49 59 41 0 91-36 126-66 18-15 39-36 73-80z">
            <text:p/>
          </draw:path>
          <draw:path draw:style-name="gr10" draw:layer="layout" svg:width="0.116cm" svg:height="0.444cm" svg:x="11.424cm" svg:y="3.118cm" svg:viewBox="0 0 117 445" svg:d="M108 0c-86 59-108 153-108 221 0 63 18 161 108 224 4 0 9 0 9-6 0-3-2-3-5-7-60-54-81-130-81-209 0-120 46-180 82-212 2-2 4-4 4-6 0-5-5-5-9-5z">
            <text:p/>
          </draw:path>
          <draw:path draw:style-name="gr10" draw:layer="layout" svg:width="0.364cm" svg:height="0.303cm" svg:x="11.602cm" svg:y="3.149cm" svg:viewBox="0 0 365 304" svg:d="M52 270c-3 14-3 18-39 18-8 0-13 0-13 11 0 5 5 5 13 5h160c99 0 192-90 192-187 0-67-45-117-117-117h-162c-9 0-14 0-14 9 0 7 5 7 14 7 8 0 9 0 18 0 9 2 9 2 9 7 0 0 0 4-1 9zM153 31c4-13 4-15 22-15h57c49 0 92 25 92 85 0 11-5 88-49 138-18 20-55 49-111 49h-60c-14 0-14 0-14-4 0-1 0-3 2-10z">
            <text:p/>
          </draw:path>
          <draw:path draw:style-name="gr10" draw:layer="layout" svg:width="0.116cm" svg:height="0.444cm" svg:x="12.027cm" svg:y="3.118cm" svg:viewBox="0 0 117 445" svg:d="M9 0c-4 0-9 0-9 5 0 2 2 4 4 8 39 34 82 95 82 208 0 94-30 164-79 207-7 8-7 9-7 11s2 6 5 6c6 0 49-31 78-85 20-38 34-86 34-137 0-63-20-160-108-223z">
            <text:p/>
          </draw:path>
          <draw:polygon draw:style-name="gr10" draw:layer="layout" svg:width="0.211cm" svg:height="1.139cm" svg:x="12.549cm" svg:y="1.66cm" svg:viewBox="0 0 212 1140" draw:points="0,1140 43,1140 43,43 212,43 212,0 0,0">
            <text:p/>
          </draw:polygon>
          <draw:polygon draw:style-name="gr10" draw:layer="layout" svg:width="0.044cm" svg:height="0.382cm" svg:x="12.549cm" svg:y="2.798cm" svg:viewBox="0 0 45 383" draw:points="0,383 45,383 45,0 0,0">
            <text:p/>
          </draw:polygon>
          <draw:polygon draw:style-name="gr10" draw:layer="layout" svg:width="0.044cm" svg:height="0.382cm" svg:x="12.549cm" svg:y="3.178cm" svg:viewBox="0 0 45 383" draw:points="0,383 45,383 45,0 0,0">
            <text:p/>
          </draw:polygon>
          <draw:polygon draw:style-name="gr10" draw:layer="layout" svg:width="0.211cm" svg:height="1.139cm" svg:x="12.549cm" svg:y="3.557cm" svg:viewBox="0 0 212 1140" draw:points="0,1140 212,1140 212,1096 43,1096 43,0 0,0">
            <text:p/>
          </draw:polygon>
          <draw:path draw:style-name="gr10" draw:layer="layout" svg:width="0.148cm" svg:height="0.633cm" svg:x="12.826cm" svg:y="2.863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10" draw:layer="layout" svg:width="0.438cm" svg:height="0.57cm" svg:x="13.041cm" svg:y="2.891cm" svg:viewBox="0 0 439 571" svg:d="M247 443c99-36 192-150 192-272 0-103-68-171-162-171-137 0-277 144-277 292 0 106 72 169 162 169 16 0 38-2 63-9-2 39-2 41-2 48 0 20 0 71 52 71 76 0 107-117 107-123 0-5-6-7-8-7-5 0-7 4-7 7-16 45-52 61-75 61-29 0-38-18-45-66zM128 439c-51-20-72-70-72-128 0-43 16-133 65-201 46-65 106-94 153-94 63 0 109 49 109 135 0 63-32 211-138 270-4-21-11-68-58-68-32 0-65 32-65 65 0 12 6 19 6 21zM166 446c-8 0-29 0-29-28 0-26 25-51 50-51 27 0 40 16 40 54 0 9 0 11-7 13-17 7-36 12-54 12z">
            <text:p/>
          </draw:path>
          <draw:path draw:style-name="gr10" draw:layer="layout" svg:width="0.148cm" svg:height="0.633cm" svg:x="13.57cm" svg:y="2.863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10" draw:layer="layout" svg:width="0.233cm" svg:height="0.287cm" svg:x="13.786cm" svg:y="3.057cm" svg:viewBox="0 0 234 288" svg:d="M216 43c-18 0-31 15-31 29 0 9 6 18 20 18 15 0 29-11 29-36 0-29-27-54-76-54-84 0-108 65-108 94 0 48 49 59 67 63 32 5 67 12 67 48 0 16-15 69-92 69-9 0-58 0-72-33 23 2 39-16 39-34 0-14-10-22-23-22-16 0-36 13-36 42 0 36 36 61 92 61 102 0 128-77 128-104 0-24-13-40-20-47-18-18-36-22-65-27-22-6-47-9-47-38 0-20 15-58 70-58 17 0 49 4 58 29z">
            <text:p/>
          </draw:path>
          <draw:path draw:style-name="gr10" draw:layer="layout" svg:width="0.075cm" svg:height="0.19cm" svg:x="14.103cm" svg:y="3.269cm" svg:viewBox="0 0 76 191" svg:d="M76 67c0-42-17-67-42-67-21 0-34 16-34 34 0 16 13 34 34 34 7 0 16-3 24-9 1-1 1-1 1-1 2 0 2 0 2 9 0 48-21 86-43 108-7 5-7 7-7 9 0 5 3 7 5 7 7 0 60-49 60-124z">
            <text:p/>
          </draw:path>
          <draw:path draw:style-name="gr10" draw:layer="layout" svg:width="0.291cm" svg:height="0.287cm" svg:x="14.355cm" svg:y="3.057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10" draw:layer="layout" svg:width="0.026cm" svg:height="0.633cm" svg:x="14.736cm" svg:y="2.863cm" svg:viewBox="0 0 27 634" svg:d="M27 23c0-12 0-23-13-23-14 0-14 11-14 23v589c0 11 0 22 14 22 13 0 13-11 13-22z">
            <text:p/>
          </draw:path>
          <draw:path draw:style-name="gr10" draw:layer="layout" svg:width="0.262cm" svg:height="0.454cm" svg:x="14.864cm" svg:y="2.891cm" svg:viewBox="0 0 263 455" svg:d="M263 130c0-42-11-130-76-130-88 0-187 180-187 324 0 59 18 131 76 131 90 0 187-183 187-325zM68 218c11-42 24-92 49-137 16-31 40-67 68-67 33 0 36 40 36 76 0 32-5 65-19 128zM194 238c-7 28-19 82-43 129-23 43-47 74-75 74-20 0-35-18-35-77 0-27 6-63 22-126z">
            <text:p/>
          </draw:path>
          <draw:path draw:style-name="gr10" draw:layer="layout" svg:width="0.337cm" svg:height="0.399cm" svg:x="15.181cm" svg:y="2.72cm" svg:viewBox="0 0 338 400" svg:d="M176 340c0 29 6 60 42 60 54 0 81-78 81-87 0-3-4-7-7-7-4 0-6 4-6 5-11 33-39 42-56 42-18 0-27-7-34-43 79-29 142-108 142-186 0-70-50-124-129-124-106 0-209 99-209 200 0 72 52 122 130 122 9 0 23-2 46-7zM99 302c-23-9-56-32-56-91 0-29 9-89 51-137 27-36 70-60 111-60 49 0 90 33 90 98 0 45-21 140-102 180-8-27-20-47-45-47-26 0-51 21-51 45 0 9 0 9 2 12zM176 299c-9 3-27 9-43 9-7 0-23 0-23-18 0-16 18-33 38-33 16 0 27 8 28 42z">
            <text:p/>
          </draw:path>
          <draw:path draw:style-name="gr10" draw:layer="layout" svg:width="0.219cm" svg:height="0.312cm" svg:x="15.166cm" svg:y="3.221cm" svg:viewBox="0 0 220 313" svg:d="M106 13c0 0 2-6 2-8 0-1-2-5-7-5-9 0-45 4-58 4-3 1-9 1-9 10 0 8 6 8 11 8 22 0 22 1 22 5s0 7-2 11l-63 252c-2 7-2 9-2 9 0 7 5 14 14 14 13 0 18-9 22-18 0-2 20-81 22-86 32 3 57 12 57 36 0 2 0 5-2 9-1 7-1 9-1 14 0 31 27 45 48 45 43 0 56-66 56-68 0-6-5-6-7-6-6 0-7 2-9 11-6 20-18 51-40 51-11 0-14-11-14-24 0-7 0-7 2-20 0 0 1-9 1-12 0-40-52-47-72-49 13-7 31-21 38-29 22-21 45-41 70-41 6 0 11 0 15 5-20 2-24 18-24 26 0 9 8 16 18 16 13 0 26-11 26-29 0-14-11-31-35-31-25 0-48 18-72 38-18 18-32 33-50 40z">
            <text:p/>
          </draw:path>
          <draw:path draw:style-name="gr10" draw:layer="layout" svg:width="0.327cm" svg:height="0.327cm" svg:x="15.442cm" svg:y="3.253cm" svg:viewBox="0 0 328 328" svg:d="M175 175h136c6 0 17 0 17-11s-11-11-17-11h-136v-137c0-5 0-16-11-16s-11 11-11 16v137h-137c-5 0-16 0-16 11s11 11 16 11h137v136c0 6 0 17 11 17s11-9 11-17z">
            <text:p/>
          </draw:path>
          <draw:path draw:style-name="gr10" draw:layer="layout" svg:width="0.163cm" svg:height="0.294cm" svg:x="15.847cm" svg:y="3.233cm" svg:viewBox="0 0 164 295" svg:d="M101 13c0-13 0-13-13-13-29 29-70 29-88 29v16c11 0 40 0 65-13v227c0 15 0 20-45 20h-16v16c7 0 63-2 79-2 14 0 70 2 81 2v-16h-18c-45 0-45-5-45-20z">
            <text:p/>
          </draw:path>
          <draw:path draw:style-name="gr10" draw:layer="layout" svg:width="0.148cm" svg:height="0.633cm" svg:x="16.12cm" svg:y="2.863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10" draw:layer="layout" svg:width="0.388cm" svg:height="0.026cm" svg:x="16.524cm" svg:y="3.165cm" svg:viewBox="0 0 389 27" svg:d="M365 27c11 0 24 0 24-13 0-14-13-14-24-14h-343c-11 0-22 0-22 14 0 13 11 13 22 13z">
            <text:p/>
          </draw:path>
          <draw:path draw:style-name="gr10" draw:layer="layout" svg:width="0.292cm" svg:height="0.409cm" svg:x="17.119cm" svg:y="3.057cm" svg:viewBox="0 0 293 410" svg:d="M292 40c1-9 1-11 1-17 0-10-9-16-18-16-7 0-16 4-23 13 0 3-5 23-9 34-4 18-9 34-13 52l-28 114c-2 9-29 54-72 54-33 0-38-27-38-51 0-30 11-70 32-126 9-25 13-32 13-45 0-29-22-52-52-52-62 0-85 92-85 97 0 7 7 7 7 7 7 0 7-1 11-10 16-62 43-80 65-80 3 0 14 0 14 20 0 16-5 33-11 45-25 67-36 103-36 133 0 56 40 76 78 76 25 0 47-11 65-29-9 33-17 65-42 97-16 22-41 42-70 42-9 0-38-2-49-27 11 0 18 0 27-7 8-8 13-15 13-27 0-20-16-22-23-22-15 0-36 9-36 41 0 31 28 54 68 54 65 0 131-57 149-129z">
            <text:p/>
          </draw:path>
          <draw:path draw:style-name="gr10" draw:layer="layout" svg:width="0.148cm" svg:height="0.633cm" svg:x="17.469cm" svg:y="2.863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10" draw:layer="layout" svg:width="0.307cm" svg:height="0.211cm" svg:x="12.749cm" svg:y="3.635cm" svg:viewBox="0 0 308 212" svg:d="M308 155c0-15 0-18-9-18-38-2-101-6-159-34-68-35-95-74-111-99-2-4-6-4-15-4-14 0-14 0-14 16v11c86 157 230 185 295 185 13 0 13 0 13-18z">
            <text:p/>
          </draw:path>
          <draw:polygon draw:style-name="gr10" draw:layer="layout" svg:width="1.894cm" svg:height="0.076cm" svg:x="13.048cm" svg:y="3.77cm" svg:viewBox="0 0 1895 77" draw:points="949,77 0,77 0,0 1895,0 1895,77">
            <text:p/>
          </draw:polygon>
          <draw:path draw:style-name="gr10" draw:layer="layout" svg:width="0.307cm" svg:height="0.211cm" svg:x="14.936cm" svg:y="3.77cm" svg:viewBox="0 0 308 212" svg:d="M308 187c-87-156-231-187-295-187-13 0-13 0-13 18v41c0 15 0 18 9 18 40 0 101 6 158 33 71 34 96 75 112 101 2 1 5 1 14 1 15 0 15 0 15-16z">
            <text:p/>
          </draw:path>
          <draw:path draw:style-name="gr10" draw:layer="layout" svg:width="0.307cm" svg:height="0.211cm" svg:x="15.21cm" svg:y="3.77cm" svg:viewBox="0 0 308 212" svg:d="M308 18c0-18 0-18-13-18-65 0-209 31-295 187v9c0 16 0 16 14 16 13 0 15 0 17-3 52-85 140-130 270-132 7 0 7-5 7-18z">
            <text:p/>
          </draw:path>
          <draw:polygon draw:style-name="gr10" draw:layer="layout" svg:width="1.894cm" svg:height="0.076cm" svg:x="15.508cm" svg:y="3.77cm" svg:viewBox="0 0 1895 77" draw:points="949,77 0,77 0,0 1895,0 1895,77">
            <text:p/>
          </draw:polygon>
          <draw:path draw:style-name="gr10" draw:layer="layout" svg:width="0.307cm" svg:height="0.211cm" svg:x="17.397cm" svg:y="3.635cm" svg:viewBox="0 0 308 212" svg:d="M308 16c0-16 0-16-15-16-12 0-12 0-16 5-52 83-140 128-270 132-7 0-7 3-7 18v39c0 18 0 18 13 18 64 0 208-30 295-185z">
            <text:p/>
          </draw:path>
          <draw:path draw:style-name="gr10" draw:layer="layout" svg:width="0.159cm" svg:height="0.197cm" svg:x="14.601cm" svg:y="4.22cm" svg:viewBox="0 0 160 198" svg:d="M67 95c0-37 18-82 61-82-6 3-9 9-9 16 0 14 12 20 21 20 11 0 20-8 20-20 0-16-14-29-36-29-21 0-47 14-59 49v-49l-65 5v17c31 0 34 1 34 25v115c0 20-5 20-34 20v16c2 0 32-2 50-2 20 0 40 0 60 2v-16h-9c-34 0-34-6-34-22z">
            <text:p/>
          </draw:path>
          <draw:path draw:style-name="gr10" draw:layer="layout" svg:width="0.192cm" svg:height="0.202cm" svg:x="14.794cm" svg:y="4.218cm" svg:viewBox="0 0 193 203" svg:d="M180 97c9 0 13 0 13-9 0-39-24-88-90-88-58 0-103 47-103 101 0 57 50 102 110 102 59 0 83-48 83-57 0-2-2-7-9-7-6 0-6 3-8 7-14 38-48 43-64 43-20 0-42-9-54-25-17-22-17-49-17-67zM41 86c6-63 45-73 62-73 55 0 57 61 57 73z">
            <text:p/>
          </draw:path>
          <draw:path draw:style-name="gr10" draw:layer="layout" svg:width="0.224cm" svg:height="0.291cm" svg:x="15.019cm" svg:y="4.216cm" svg:viewBox="0 0 225 292" svg:d="M47 122c7 4 23 13 48 13 47 0 80-31 80-65 0-18-8-30-18-43 19-14 37-14 45-14-2 1-4 3-4 10 0 9 5 15 14 15 6 0 13-6 13-15 0-10-7-23-25-23-7 0-31 2-52 20-13-9-33-16-53-16-45 0-79 32-79 66 0 18 9 33 22 45-4 4-13 18-13 36 0 6 0 27 18 40-20 7-43 21-43 45 0 32 49 56 110 56 56 0 110-22 110-58 0-13-6-38-31-50-27-15-52-15-95-15-11 0-27 0-31 0-14-3-22-16-22-29 0-10 4-14 6-18zM95 122c-43 0-43-43-43-52 0-7 0-25 9-36 6-9 18-16 34-16 44 0 44 43 44 52 0 7 0 25-9 36-6 7-18 16-35 16zM95 200c40 0 96 0 96 34 0 25-34 45-81 45s-83-22-83-45c0-14 14-34 43-34z">
            <text:p/>
          </draw:path>
          <draw:path draw:style-name="gr10" draw:layer="layout" svg:width="0.159cm" svg:height="0.197cm" svg:x="15.274cm" svg:y="4.22cm" svg:viewBox="0 0 160 198" svg:d="M67 95c0-37 18-82 61-82-6 3-9 9-9 16 0 14 12 20 21 20 11 0 20-8 20-20 0-16-14-29-36-29-21 0-47 14-59 49v-49l-65 5v17c31 0 34 1 34 25v115c0 20-5 20-34 20v16c2 0 32-2 50-2 20 0 40 0 60 2v-16h-9c-34 0-34-6-34-22z">
            <text:p/>
          </draw:path>
          <draw:path draw:style-name="gr10" draw:layer="layout" svg:width="0.192cm" svg:height="0.202cm" svg:x="15.467cm" svg:y="4.218cm" svg:viewBox="0 0 193 203" svg:d="M180 97c9 0 13 0 13-9 0-39-24-88-90-88-58 0-103 47-103 101 0 57 50 102 110 102 59 0 83-48 83-57 0-2-2-7-9-7-6 0-6 3-8 7-14 38-48 43-64 43-20 0-42-9-54-25-17-22-17-49-17-67zM41 86c6-63 45-73 62-73 55 0 57 61 57 73z">
            <text:p/>
          </draw:path>
          <draw:path draw:style-name="gr10" draw:layer="layout" svg:width="0.154cm" svg:height="0.278cm" svg:x="15.687cm" svg:y="4.143cm" svg:viewBox="0 0 155 279" svg:d="M77 97h71v-14h-71v-83h-16c0 40-18 85-61 86v11h41v121c0 50 38 61 63 61 31 0 51-25 51-61v-25h-15v25c0 30-14 47-32 47-31 0-31-38-31-45z">
            <text:p/>
          </draw:path>
          <draw:path draw:style-name="gr10" draw:layer="layout" svg:width="0.467cm" svg:height="0.454cm" svg:x="17.827cm" svg:y="2.904cm" svg:viewBox="0 0 468 455" svg:d="M466 14c0-1 2-7 2-9 0-5 0-5-14-5h-440c-14 0-14 0-14 5 0 2 2 8 4 9l214 429c3 9 5 12 16 12s13-3 18-12zM79 45h348l-173 349z">
            <text:p/>
          </draw:path>
          <draw:path draw:style-name="gr10" draw:layer="layout" svg:width="0.199cm" svg:height="0.318cm" svg:x="18.351cm" svg:y="3.237cm" svg:viewBox="0 0 200 319" svg:d="M200 97c0-47-18-97-61-97-67 0-139 119-139 221 0 53 20 98 61 98 69 0 139-123 139-222zM50 151c24-97 62-138 89-138 28 0 28 48 28 57 0 18-3 43-14 81zM149 167c-12 49-21 72-36 94-14 23-32 45-50 45-25 0-29-34-29-58 0-30 7-64 13-81z">
            <text:p/>
          </draw:path>
          <draw:path draw:style-name="gr10" draw:layer="layout" svg:width="0.271cm" svg:height="0.285cm" svg:x="18.612cm" svg:y="3.111cm" svg:viewBox="0 0 272 286" svg:d="M162 221c65-21 110-75 110-129 0-52-42-92-106-92-89 0-166 72-166 140 0 53 41 92 106 92 6 0 20 0 38-5 4 30 5 59 38 59 39 0 61-52 61-61 0-4-2-5-5-5 0 0-4 0-6 3-7 25-36 27-41 27-13 0-20-3-29-29zM81 216c-34-13-47-40-47-68 0-67 54-135 128-135 41 0 76 23 76 72 0 36-20 99-81 124-8-18-17-34-36-34-22 0-40 16-40 32 0 4 0 5 0 9zM144 214c-16 6-29 6-34 6-6 0-18 0-18-13 0-11 14-22 29-22 12 0 19 9 23 29z">
            <text:p/>
          </draw:path>
          <draw:path draw:style-name="gr10" draw:layer="layout" svg:width="0.174cm" svg:height="0.224cm" svg:x="18.601cm" svg:y="3.484cm" svg:viewBox="0 0 175 225" svg:d="M77 13c2-6 2-6 2-8 0-5-5-5-9-5l-39 4c-6 0-8 0-9 1 0 2-2 6-2 8 0 5 5 5 11 5 0 0 5 0 10 0 6 2 6 2 6 4 0 1 0 1-2 9l-43 174c-2 6-2 6-2 7 0 8 5 13 13 13 12 0 14-13 16-16l14-60c9 0 49 4 49 26 0 1 0 3-2 7 0 5 0 7 0 9 0 21 20 34 38 34 34 0 47-47 47-50 0-4-6-4-8-4-5 0-5 2-7 7-3 11-12 36-30 36-11 0-13-12-13-20 0 0 0-3 0-9 2-5 2-9 2-10 0-29-34-35-56-36 9-4 22-15 27-20 18-15 36-27 54-27 7 0 9 2 11 3h-2c-14 6-14 18-14 20 0 6 3 13 14 13 5 0 20-6 20-22s-13-25-27-25c-22 0-42 14-65 32-11 9-22 17-34 22z">
            <text:p/>
          </draw:path>
          <draw:path draw:style-name="gr10" draw:layer="layout" svg:width="0.264cm" svg:height="0.265cm" svg:x="18.837cm" svg:y="3.491cm" svg:viewBox="0 0 265 266" svg:d="M142 142h110c5 0 13 0 13-9s-8-9-13-9h-110v-111c0-4 0-13-9-13s-9 9-9 13v111h-111c-4 0-13 0-13 9s9 9 13 9h111v110c0 5 0 14 9 14s9-9 9-14z">
            <text:p/>
          </draw:path>
          <draw:path draw:style-name="gr10" draw:layer="layout" svg:width="0.13cm" svg:height="0.211cm" svg:x="19.175cm" svg:y="3.491cm" svg:viewBox="0 0 131 212" svg:d="M81 9c0-9 0-9-11-9-23 20-57 20-65 20h-5v14h5c8 0 29 0 47-9v160c0 9 0 13-34 13h-16v14c18-1 47-1 65-1 19 0 46 0 64 1v-14h-16c-34 0-34-4-34-13z">
            <text:p/>
          </draw:path>
          <draw:path draw:style-name="gr10" draw:layer="layout" svg:width="0.438cm" svg:height="0.57cm" svg:x="19.443cm" svg:y="2.891cm" svg:viewBox="0 0 439 571" svg:d="M247 443c99-36 192-150 192-272 0-103-68-171-162-171-137 0-277 144-277 292 0 106 72 169 162 169 16 0 38-2 63-9-2 39-2 41-2 48 0 20 0 71 52 71 76 0 107-117 107-123 0-5-6-7-8-7-5 0-7 4-7 7-16 45-52 61-75 61-29 0-38-18-45-66zM128 439c-51-20-72-70-72-128 0-43 16-133 65-201 46-65 106-94 153-94 63 0 109 49 109 135 0 63-32 211-138 270-4-21-11-68-58-68-32 0-65 32-65 65 0 12 6 19 6 21zM166 446c-8 0-29 0-29-28 0-26 25-51 50-51 27 0 40 16 40 54 0 9 0 11-7 13-17 7-36 12-54 12z">
            <text:p/>
          </draw:path>
          <draw:path draw:style-name="gr10" draw:layer="layout" svg:width="0.148cm" svg:height="0.633cm" svg:x="19.973cm" svg:y="2.863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10" draw:layer="layout" svg:width="0.233cm" svg:height="0.287cm" svg:x="20.189cm" svg:y="3.057cm" svg:viewBox="0 0 234 288" svg:d="M216 43c-18 0-31 15-31 29 0 9 6 18 20 18 15 0 29-11 29-36 0-29-27-54-76-54-84 0-108 65-108 94 0 48 49 59 67 63 32 5 67 12 67 48 0 16-15 69-92 69-9 0-58 0-72-33 23 2 39-16 39-34 0-14-10-22-23-22-16 0-36 13-36 42 0 36 36 61 92 61 102 0 128-77 128-104 0-24-13-40-20-47-18-18-36-22-65-27-22-6-47-9-47-38 0-20 15-58 70-58 17 0 49 4 58 29z">
            <text:p/>
          </draw:path>
          <draw:path draw:style-name="gr10" draw:layer="layout" svg:width="0.075cm" svg:height="0.19cm" svg:x="20.505cm" svg:y="3.269cm" svg:viewBox="0 0 76 191" svg:d="M76 67c0-42-17-67-42-67-21 0-34 16-34 34 0 16 13 34 34 34 7 0 16-3 24-9 1-1 1-1 1-1 2 0 2 0 2 9 0 48-21 86-43 108-7 5-7 7-7 9 0 5 3 7 5 7 7 0 60-49 60-124z">
            <text:p/>
          </draw:path>
          <draw:path draw:style-name="gr10" draw:layer="layout" svg:width="0.291cm" svg:height="0.287cm" svg:x="20.756cm" svg:y="3.057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10" draw:layer="layout" svg:width="0.026cm" svg:height="0.633cm" svg:x="21.139cm" svg:y="2.863cm" svg:viewBox="0 0 27 634" svg:d="M27 23c0-12 0-23-13-23-14 0-14 11-14 23v589c0 11 0 22 14 22 13 0 13-11 13-22z">
            <text:p/>
          </draw:path>
          <draw:path draw:style-name="gr10" draw:layer="layout" svg:width="0.262cm" svg:height="0.454cm" svg:x="21.265cm" svg:y="2.891cm" svg:viewBox="0 0 263 455" svg:d="M263 130c0-42-11-130-76-130-88 0-187 180-187 324 0 59 18 131 76 131 90 0 187-183 187-325zM68 218c11-42 24-92 49-137 16-31 40-67 68-67 33 0 36 40 36 76 0 32-5 65-19 128zM194 238c-7 28-19 82-43 129-23 43-47 74-75 74-20 0-35-18-35-77 0-27 6-63 22-126z">
            <text:p/>
          </draw:path>
          <draw:path draw:style-name="gr10" draw:layer="layout" svg:width="0.337cm" svg:height="0.399cm" svg:x="21.584cm" svg:y="2.72cm" svg:viewBox="0 0 338 400" svg:d="M176 340c0 29 6 60 42 60 54 0 81-78 81-87 0-3-4-7-7-7-4 0-6 4-6 5-11 33-39 42-56 42-18 0-27-7-34-43 79-29 142-108 142-186 0-70-50-124-129-124-106 0-209 99-209 200 0 72 52 122 130 122 9 0 23-2 46-7zM99 302c-23-9-56-32-56-91 0-29 9-89 51-137 27-36 70-60 111-60 49 0 90 33 90 98 0 45-21 140-102 180-8-27-20-47-45-47-26 0-51 21-51 45 0 9 0 9 2 12zM176 299c-10 3-27 9-43 9-7 0-23 0-23-18 0-16 18-33 38-33 16 0 27 8 28 42z">
            <text:p/>
          </draw:path>
          <draw:path draw:style-name="gr10" draw:layer="layout" svg:width="0.219cm" svg:height="0.312cm" svg:x="21.567cm" svg:y="3.221cm" svg:viewBox="0 0 220 313" svg:d="M106 13c0 0 2-6 2-8 0-1-2-5-7-5-9 0-45 4-58 4-3 1-9 1-9 10 0 8 6 8 11 8 22 0 22 1 22 5s0 7-2 11l-63 252c-2 7-2 9-2 9 0 7 5 14 14 14 13 0 18-9 22-18 0-2 20-81 22-86 32 3 57 12 57 36 0 2 0 5-2 9-1 7-1 9-1 14 0 31 27 45 48 45 43 0 56-66 56-68 0-6-5-6-7-6-6 0-7 2-9 11-6 20-18 51-40 51-11 0-14-11-14-24 0-7 0-7 2-20 0 0 1-9 1-12 0-40-52-47-72-49 13-7 31-21 38-29 22-21 45-41 70-41 6 0 11 0 15 5-20 2-24 18-24 26 0 9 8 16 18 16 13 0 26-11 26-29 0-14-11-31-35-31-25 0-48 18-72 38-18 18-32 33-50 40z">
            <text:p/>
          </draw:path>
          <draw:path draw:style-name="gr10" draw:layer="layout" svg:width="0.327cm" svg:height="0.327cm" svg:x="21.845cm" svg:y="3.253cm" svg:viewBox="0 0 328 328" svg:d="M175 175h136c6 0 17 0 17-11s-11-11-17-11h-136v-137c0-5 0-16-11-16s-11 11-11 16v137h-137c-5 0-16 0-16 11s11 11 16 11h137v136c0 6 0 17 11 17s11-9 11-17z">
            <text:p/>
          </draw:path>
          <draw:path draw:style-name="gr10" draw:layer="layout" svg:width="0.163cm" svg:height="0.294cm" svg:x="22.25cm" svg:y="3.233cm" svg:viewBox="0 0 164 295" svg:d="M101 13c0-13 0-13-13-13-29 29-70 29-88 29v16c11 0 40 0 65-13v227c0 15 0 20-45 20h-16v16c7 0 63-2 79-2 14 0 70 2 81 2v-16h-18c-45 0-45-5-45-20z">
            <text:p/>
          </draw:path>
          <draw:path draw:style-name="gr10" draw:layer="layout" svg:width="0.148cm" svg:height="0.633cm" svg:x="22.523cm" svg:y="2.863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10" draw:layer="layout" svg:width="0.307cm" svg:height="0.211cm" svg:x="17.782cm" svg:y="3.809cm" svg:viewBox="0 0 308 212" svg:d="M308 155c0-15 0-18-9-18-38-2-101-6-159-34-68-35-95-74-111-99-2-4-6-4-13-4-16 0-16 0-16 16v11c86 157 230 185 295 185 13 0 13 0 13-18z">
            <text:p/>
          </draw:path>
          <draw:polygon draw:style-name="gr10" draw:layer="layout" svg:width="1.903cm" svg:height="0.076cm" svg:x="18.081cm" svg:y="3.945cm" svg:viewBox="0 0 1904 77" draw:points="952,77 0,77 0,0 1904,0 1904,77">
            <text:p/>
          </draw:polygon>
          <draw:path draw:style-name="gr10" draw:layer="layout" svg:width="0.307cm" svg:height="0.211cm" svg:x="19.978cm" svg:y="3.945cm" svg:viewBox="0 0 308 212" svg:d="M308 187c-87-156-229-187-295-187-13 0-13 0-13 18v41c0 15 0 18 9 18 40 0 103 6 158 33 71 34 96 75 112 101 2 1 5 1 14 1 15 0 15 0 15-16z">
            <text:p/>
          </draw:path>
          <draw:path draw:style-name="gr10" draw:layer="layout" svg:width="0.307cm" svg:height="0.211cm" svg:x="20.252cm" svg:y="3.945cm" svg:viewBox="0 0 308 212" svg:d="M308 18c0-18 0-18-13-18-65 0-209 31-295 187v9c0 16 0 16 14 16 13 0 15 0 17-3 52-85 140-130 270-132 7 0 7-5 7-18z">
            <text:p/>
          </draw:path>
          <draw:polygon draw:style-name="gr10" draw:layer="layout" svg:width="1.903cm" svg:height="0.076cm" svg:x="20.55cm" svg:y="3.945cm" svg:viewBox="0 0 1904 77" draw:points="952,77 0,77 0,0 1904,0 1904,77">
            <text:p/>
          </draw:polygon>
          <draw:path draw:style-name="gr10" draw:layer="layout" svg:width="0.307cm" svg:height="0.211cm" svg:x="22.448cm" svg:y="3.809cm" svg:viewBox="0 0 308 212" svg:d="M308 16c0-16 0-16-15-16-12 0-12 0-16 5-52 83-140 128-270 132-7 0-7 3-7 18v39c0 18 0 18 13 18 64 0 208-30 295-185z">
            <text:p/>
          </draw:path>
          <draw:polygon draw:style-name="gr10" draw:layer="layout" svg:width="0.211cm" svg:height="1.139cm" svg:x="22.746cm" svg:y="1.66cm" svg:viewBox="0 0 212 1140" draw:points="169,1140 212,1140 212,0 0,0 0,43 169,43">
            <text:p/>
          </draw:polygon>
          <draw:polygon draw:style-name="gr10" draw:layer="layout" svg:width="0.044cm" svg:height="0.382cm" svg:x="22.914cm" svg:y="2.798cm" svg:viewBox="0 0 45 383" draw:points="0,383 45,383 45,0 0,0">
            <text:p/>
          </draw:polygon>
          <draw:polygon draw:style-name="gr10" draw:layer="layout" svg:width="0.044cm" svg:height="0.382cm" svg:x="22.914cm" svg:y="3.178cm" svg:viewBox="0 0 45 383" draw:points="0,383 45,383 45,0 0,0">
            <text:p/>
          </draw:polygon>
          <draw:polygon draw:style-name="gr10" draw:layer="layout" svg:width="0.211cm" svg:height="1.139cm" svg:x="22.746cm" svg:y="3.557cm" svg:viewBox="0 0 212 1140" draw:points="169,1096 0,1096 0,1140 212,1140 212,0 169,0">
            <text:p/>
          </draw:polygon>
        </draw:g>
        <draw:custom-shape draw:name="Shape 44" draw:style-name="gr11" draw:text-style-name="P4" draw:layer="layout" svg:width="4.935cm" svg:height="1.013cm" svg:x="9.111cm" svg:y="4.365cm">
          <text:p text:style-name="P3"><text:span text:style-name="T1">parameter upd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18§latex§$(s, a, r, s') \sim U(\mathcal D)$§svg§600§FALSE§</svg:desc>
          <draw:polygon draw:style-name="gr9" draw:layer="layout" svg:width="5.035cm" svg:height="0.632cm" svg:x="7.956cm" svg:y="16.495cm" svg:viewBox="0 0 5036 633" draw:points="2518,633 0,633 0,0 5036,0 5036,633">
            <text:p/>
          </draw:polygon>
          <draw:path draw:style-name="gr10" draw:layer="layout" svg:width="0.148cm" svg:height="0.632cm" svg:x="8.019cm" svg:y="16.495cm" svg:viewBox="0 0 149 633" svg:d="M149 628c0-2 0-4-12-15-79-79-99-199-99-296 0-110 23-220 102-299 9-9 9-9 9-11 0-5-3-7-7-7-7 0-65 43-102 124-33 70-40 140-40 193 0 50 7 126 41 197 40 80 94 119 101 119 4 0 7-2 7-5z">
            <text:p/>
          </draw:path>
          <draw:path draw:style-name="gr10" draw:layer="layout" svg:width="0.233cm" svg:height="0.287cm" svg:x="8.233cm" svg:y="16.689cm" svg:viewBox="0 0 234 288" svg:d="M216 43c-18 0-31 15-31 29 0 9 6 18 20 18 15 0 29-11 29-36 0-27-27-54-76-54-84 0-108 65-108 94 0 48 49 59 67 63 32 5 67 12 67 48 0 16-15 68-92 68-9 0-58 0-72-32 23 2 39-16 39-34 0-15-10-22-23-22-16 0-36 13-36 42 0 36 36 61 92 61 102 0 128-78 128-105 0-23-13-39-20-46-18-18-36-22-65-27-22-6-47-9-47-38 0-20 15-58 70-58 17 0 49 4 58 29z">
            <text:p/>
          </draw:path>
          <draw:path draw:style-name="gr10" draw:layer="layout" svg:width="0.075cm" svg:height="0.19cm" svg:x="8.552cm" svg:y="16.901cm" svg:viewBox="0 0 76 191" svg:d="M76 67c0-42-17-67-42-67-21 0-34 16-34 34 0 16 13 34 34 34 7 0 16-3 24-9 1-1 1-1 1-1 2 0 2 0 2 9 0 48-21 86-43 107-7 6-7 8-7 9 0 6 3 8 5 8 7 0 60-49 60-124z">
            <text:p/>
          </draw:path>
          <draw:path draw:style-name="gr10" draw:layer="layout" svg:width="0.291cm" svg:height="0.287cm" svg:x="8.802cm" svg:y="16.689cm" svg:viewBox="0 0 292 288" svg:d="M212 41c-12-23-30-41-59-41-74 0-153 94-153 187 0 59 34 101 85 101 12 0 45-2 82-47 6 27 27 47 58 47 23 0 38-15 47-34 11-24 20-63 20-63 0-8-6-8-8-8-7 0-7 4-9 13-10 41-23 77-48 77-18 0-20-16-20-28 0-15 2-18 9-47 7-27 7-33 14-58l22-88c5-18 5-20 5-21 0-11-7-18-18-18-16 0-25 14-27 28zM171 205c-4 13-4 13-13 23-28 36-54 45-72 45-32 0-41-34-41-59 0-31 20-110 36-138 20-38 47-62 74-62 41 0 50 53 50 56 0 4-2 7-3 11z">
            <text:p/>
          </draw:path>
          <draw:path draw:style-name="gr10" draw:layer="layout" svg:width="0.075cm" svg:height="0.19cm" svg:x="9.164cm" svg:y="16.901cm" svg:viewBox="0 0 76 191" svg:d="M76 67c0-42-17-67-42-67-21 0-34 16-34 34 0 16 13 34 34 34 7 0 16-3 24-9 1-1 1-1 1-1 2 0 2 0 2 9 0 48-21 86-43 107-7 6-7 8-7 9 0 6 3 8 5 8 7 0 60-49 60-124z">
            <text:p/>
          </draw:path>
          <draw:path draw:style-name="gr10" draw:layer="layout" svg:width="0.258cm" svg:height="0.287cm" svg:x="9.408cm" svg:y="16.689cm" svg:viewBox="0 0 259 288" svg:d="M38 243c-2 11-6 25-6 29 0 10 9 16 18 16 8 0 20-6 24-18 2-2 23-88 25-101 5-20 16-65 22-83 1-7 19-37 34-52 5-3 23-20 52-20 16 0 25 8 27 8-20 3-34 18-34 34 0 11 7 23 25 23 16 0 34-14 34-38 0-21-20-41-52-41-41 0-70 31-83 49-3-29-27-49-57-49-29 0-42 25-47 36-11 22-20 59-20 61 0 7 7 7 7 7 7 0 7 0 11-14 11-45 23-76 47-76 11 0 20 6 20 29 0 13-2 20-11 54z">
            <text:p/>
          </draw:path>
          <draw:path draw:style-name="gr10" draw:layer="layout" svg:width="0.075cm" svg:height="0.19cm" svg:x="9.711cm" svg:y="16.901cm" svg:viewBox="0 0 76 191" svg:d="M76 67c0-42-17-67-42-67-21 0-34 16-34 34 0 16 13 34 34 34 7 0 16-3 24-9 1-1 1-1 3-1v9c0 48-21 86-43 107-7 6-7 8-7 9 0 6 3 8 5 8 7 0 60-49 60-124z">
            <text:p/>
          </draw:path>
          <draw:path draw:style-name="gr10" draw:layer="layout" svg:width="0.233cm" svg:height="0.287cm" svg:x="9.97cm" svg:y="16.689cm" svg:viewBox="0 0 234 288" svg:d="M216 43c-18 0-31 15-31 29 0 9 6 18 20 18 15 0 29-11 29-36 0-27-27-54-76-54-84 0-108 65-108 94 0 48 49 59 67 63 32 5 67 12 67 48 0 16-17 68-92 68-9 0-58 0-72-32 23 2 39-16 39-34 0-15-10-22-23-22-16 0-36 13-36 42 0 36 36 61 92 61 102 0 128-78 128-105 0-23-13-39-20-46-18-18-36-22-65-27-22-6-47-9-47-38 0-20 15-58 70-58 17 0 49 4 58 29z">
            <text:p/>
          </draw:path>
          <draw:path draw:style-name="gr10" draw:layer="layout" svg:width="0.112cm" svg:height="0.229cm" svg:x="10.254cm" svg:y="16.493cm" svg:viewBox="0 0 113 230" svg:d="M110 40c3-9 3-13 3-15 0-14-12-25-27-25-18 0-23 14-25 22l-59 192c0 2-2 7-2 7 0 6 14 9 18 9s4 0 7-7z">
            <text:p/>
          </draw:path>
          <draw:path draw:style-name="gr10" draw:layer="layout" svg:width="0.148cm" svg:height="0.632cm" svg:x="10.447cm" svg:y="16.495cm" svg:viewBox="0 0 149 633" svg:d="M149 317c0-49-7-126-43-198-38-78-93-119-99-119-5 0-7 2-7 7 0 2 0 2 13 15 63 63 99 163 99 295 0 109-24 221-103 300-9 7-9 9-9 11 0 3 2 5 7 5 6 0 63-43 101-122 32-70 41-140 41-194z">
            <text:p/>
          </draw:path>
          <draw:path draw:style-name="gr10" draw:layer="layout" svg:width="0.422cm" svg:height="0.148cm" svg:x="10.866cm" svg:y="16.738cm" svg:viewBox="0 0 423 149" svg:d="M423 22c0-15-4-22-9-22-2 0-7 5-7 18-4 61-45 95-90 95-40 0-70-27-101-54-32-30-67-59-110-59-68 0-106 70-106 130 0 19 9 19 9 19 7 0 9-12 9-14 2-70 50-99 88-99 42 0 70 27 103 56 32 29 65 57 108 57 70 0 106-70 106-127z">
            <text:p/>
          </draw:path>
          <draw:path draw:style-name="gr10" draw:layer="layout" svg:width="0.44cm" svg:height="0.447cm" svg:x="11.54cm" svg:y="16.538cm" svg:viewBox="0 0 441 448" svg:d="M360 67c7-26 18-45 70-47 2 0 11 0 11-13 0 0 0-7-9-7-22 0-43 2-65 2-21 0-45-2-66-2-4 0-11 0-11 13 0 7 5 7 11 7 36 0 43 14 43 27 0 3 0 12-2 14l-58 227c-21 84-93 140-156 140-43 0-78-29-78-83 0-1 0-21 6-50l63-246c5-24 7-29 52-29 16 0 22 0 22-13 0-7-8-7-9-7-18 0-63 2-81 2s-63-2-81-2c-6 0-13 0-13 13 0 7 5 7 18 7 2 0 13 0 23 2 13 0 18 1 18 9 0 3-7 30-10 45l-15 55c-5 26-36 146-39 159-4 16-4 27-4 36 0 77 58 122 124 122 81 0 159-72 180-157z">
            <text:p/>
          </draw:path>
          <draw:path draw:style-name="gr10" draw:layer="layout" svg:width="0.148cm" svg:height="0.632cm" svg:x="12.06cm" svg:y="16.495cm" svg:viewBox="0 0 149 633" svg:d="M149 628c0-2 0-4-12-15-79-79-99-199-99-296 0-110 23-220 102-299 9-9 9-9 9-11 0-5-3-7-7-7-7 0-65 43-102 124-33 70-40 140-40 193 0 50 7 126 41 197 40 80 94 119 101 119 4 0 7-2 7-5z">
            <text:p/>
          </draw:path>
          <draw:path draw:style-name="gr10" draw:layer="layout" svg:width="0.472cm" svg:height="0.433cm" svg:x="12.256cm" svg:y="16.538cm" svg:viewBox="0 0 473 434" svg:d="M117 434c148 0 356-114 356-286 0-58-27-92-57-112-56-36-114-36-175-36-54 0-92 0-144 23-84 38-97 90-97 96 0 3 2 3 7 3 9 0 24-7 29-10 14-9 16-13 20-26 9-25 27-46 106-52-11 133-43 256-86 365-24 9-40 24-40 31 0 4 0 4 14 4zM119 399c74-178 86-287 95-365 43 0 205 0 205 140 0 125-111 225-266 225z">
            <text:p/>
          </draw:path>
          <draw:path draw:style-name="gr10" draw:layer="layout" svg:width="0.148cm" svg:height="0.632cm" svg:x="12.781cm" svg:y="16.495cm" svg:viewBox="0 0 149 633" svg:d="M149 317c0-49-7-126-43-198-38-78-93-119-99-119-5 0-7 2-7 7 0 2 0 2 13 15 63 63 99 163 99 295 0 109-24 221-103 300-9 7-9 9-9 11 0 3 2 5 7 5 6 0 63-43 101-122 32-70 41-140 41-194z">
            <text:p/>
          </draw:path>
        </draw:g>
        <draw:g>
          <svg:title>TexMaths</svg:title>
          <svg:desc>18§latex§$Q(s,a|\theta_k^Q)$§svg§600§FALSE§</svg:desc>
          <draw:polygon draw:style-name="gr9" draw:layer="layout" svg:width="2.818cm" svg:height="0.797cm" svg:x="14.736cm" svg:y="12.867cm" svg:viewBox="0 0 2819 798" draw:points="1410,798 0,798 0,0 2819,0 2819,798">
            <text:p/>
          </draw:polygon>
          <draw:path draw:style-name="gr10" draw:layer="layout" svg:width="0.438cm" svg:height="0.57cm" svg:x="14.767cm" svg:y="13.027cm" svg:viewBox="0 0 439 571" svg:d="M247 443c99-36 192-150 192-272 0-103-68-171-162-171-137 0-277 144-277 292 0 106 72 169 162 169 16 0 38-2 63-9-2 40-2 41-2 49 0 19 0 70 52 70 76 0 107-117 107-123 0-5-6-7-8-7-5 0-7 4-7 7-16 45-52 62-75 62-29 0-38-18-45-67zM128 439c-51-19-72-70-72-128 0-43 16-133 65-201 46-65 106-94 153-94 63 0 109 49 109 135 0 63-32 211-138 270-4-21-11-68-58-68-32 0-65 32-65 65 0 12 6 20 6 21zM166 447c-8 0-29 0-29-29 0-26 25-51 50-51 27 0 40 16 40 54 0 9 0 11-7 13-17 7-36 13-54 13z">
            <text:p/>
          </draw:path>
          <draw:path draw:style-name="gr10" draw:layer="layout" svg:width="0.148cm" svg:height="0.633cm" svg:x="15.298cm" svg:y="12.998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10" draw:layer="layout" svg:width="0.233cm" svg:height="0.287cm" svg:x="15.512cm" svg:y="13.193cm" svg:viewBox="0 0 234 288" svg:d="M216 43c-18 0-31 15-31 29 0 9 6 18 20 18 15 0 29-11 29-36 0-27-27-54-76-54-84 0-108 65-108 94 0 48 49 59 67 63 32 5 67 12 67 48 0 16-15 69-92 69-9 0-58 0-72-33 23 2 39-16 39-34 0-14-10-22-23-22-16 0-36 13-36 42 0 36 36 61 92 61 102 0 128-77 128-104 0-24-13-40-20-47-18-18-36-22-65-27-22-6-47-9-47-38 0-20 15-58 70-58 17 0 49 4 58 29z">
            <text:p/>
          </draw:path>
          <draw:path draw:style-name="gr10" draw:layer="layout" svg:width="0.075cm" svg:height="0.19cm" svg:x="15.829cm" svg:y="13.405cm" svg:viewBox="0 0 76 191" svg:d="M76 67c0-42-17-67-42-67-21 0-34 16-34 34 0 16 13 34 34 34 7 0 16-3 24-9 1-1 1-1 1-1 2 0 2 0 2 9 0 48-21 86-43 108-7 5-7 7-7 9 0 5 3 7 5 7 7 0 60-49 60-124z">
            <text:p/>
          </draw:path>
          <draw:path draw:style-name="gr10" draw:layer="layout" svg:width="0.291cm" svg:height="0.287cm" svg:x="16.081cm" svg:y="13.193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10" draw:layer="layout" svg:width="0.026cm" svg:height="0.633cm" svg:x="16.464cm" svg:y="12.998cm" svg:viewBox="0 0 27 634" svg:d="M27 23c0-12 0-23-13-23-14 0-14 11-14 23v589c0 11 0 22 14 22 13 0 13-11 13-22z">
            <text:p/>
          </draw:path>
          <draw:path draw:style-name="gr10" draw:layer="layout" svg:width="0.262cm" svg:height="0.455cm" svg:x="16.59cm" svg:y="13.027cm" svg:viewBox="0 0 263 456" svg:d="M263 130c0-42-11-130-76-130-90 0-187 180-187 324 0 59 18 132 76 132 90 0 187-184 187-326zM68 218c11-42 24-92 49-137 16-31 40-67 68-67 33 0 36 40 36 76 0 32-5 65-21 128zM194 238c-7 28-19 82-43 129-23 44-47 74-75 74-20 0-35-18-35-77 0-27 4-63 22-126z">
            <text:p/>
          </draw:path>
          <draw:path draw:style-name="gr10" draw:layer="layout" svg:width="0.337cm" svg:height="0.399cm" svg:x="16.907cm" svg:y="12.858cm" svg:viewBox="0 0 338 400" svg:d="M176 340c0 29 6 60 42 60 54 0 81-78 81-87 0-3-4-7-7-7-4 0-6 5-6 5-11 33-39 42-56 42-18 0-27-7-34-43 79-29 142-108 142-186 0-70-50-124-129-124-106 0-209 99-209 200 0 72 52 122 130 122 9 0 23-2 46-7zM99 302c-23-9-56-32-56-91 0-29 9-89 51-137 27-34 70-60 111-60 49 0 90 33 90 98 0 45-21 140-102 180-8-27-20-47-45-47-26 0-51 21-51 45 0 9 0 9 2 12zM176 299c-10 3-27 9-43 9-7 0-23 0-23-18 0-16 18-33 38-33 16 0 27 8 28 42z">
            <text:p/>
          </draw:path>
          <draw:path draw:style-name="gr10" draw:layer="layout" svg:width="0.219cm" svg:height="0.312cm" svg:x="16.893cm" svg:y="13.357cm" svg:viewBox="0 0 220 313" svg:d="M106 13c0 0 2-6 2-8 0-1-2-5-7-5-9 0-45 4-58 4-3 1-9 1-9 10 0 8 6 8 11 8 22 0 22 1 22 5s0 7-2 11l-63 252c-2 7-2 9-2 9 0 7 5 14 14 14 13 0 18-9 22-18 0-2 20-81 22-86 32 3 57 12 57 36 0 2 0 5-2 9-1 7-1 9-1 14 0 31 27 45 48 45 43 0 56-66 56-68 0-6-5-6-7-6-6 0-7 2-9 11-6 20-18 51-40 51-11 0-14-11-14-24 0-7 0-7 2-20 0 0 1-9 1-12 0-40-52-47-72-49 13-7 31-21 38-29 22-21 45-41 70-41 6 0 11 0 15 5-20 2-24 18-24 26 0 9 8 16 18 16 13 0 26-11 26-29 0-14-11-31-35-31-25 0-48 18-72 38-18 18-32 33-52 40z">
            <text:p/>
          </draw:path>
          <draw:path draw:style-name="gr10" draw:layer="layout" svg:width="0.148cm" svg:height="0.633cm" svg:x="17.343cm" svg:y="12.998cm" svg:viewBox="0 0 149 634" svg:d="M149 317c0-49-7-126-43-198-38-78-93-119-99-119-5 0-7 2-7 7 0 2 0 2 13 15 63 63 99 163 99 295 0 110-24 221-103 301-9 7-9 9-9 10 0 4 2 6 7 6 6 0 63-43 101-123 32-70 41-140 41-194z">
            <text:p/>
          </draw:path>
        </draw:g>
        <draw:g>
          <svg:title>TexMaths</svg:title>
          <svg:desc>18§latex§$r_t$§svg§600§FALSE§</svg:desc>
          <draw:polygon draw:style-name="gr9" draw:layer="layout" svg:width="0.476cm" svg:height="0.367cm" svg:x="13.682cm" svg:y="14.813cm" svg:viewBox="0 0 477 368" draw:points="238,368 0,368 0,0 477,0 477,368">
            <text:p/>
          </draw:polygon>
          <draw:path draw:style-name="gr10" draw:layer="layout" svg:width="0.258cm" svg:height="0.287cm" svg:x="13.7cm" svg:y="14.804cm" svg:viewBox="0 0 259 288" svg:d="M38 243c-2 11-6 25-6 29 0 11 9 16 18 16 8 0 20-5 24-18 2-2 23-88 25-101 5-19 16-64 22-83 1-7 19-37 34-52 5-3 23-20 52-20 16 0 25 8 27 8-20 3-34 18-34 34 0 11 7 23 25 23 16 0 34-14 34-38 0-21-20-41-52-41-41 0-70 31-83 49-3-29-27-49-57-49-29 0-42 25-47 36-11 22-20 59-20 61 0 8 7 8 7 8 7 0 7 0 11-15 11-45 23-76 47-76 11 0 20 6 20 29 0 13-2 20-11 54z">
            <text:p/>
          </draw:path>
          <draw:path draw:style-name="gr10" draw:layer="layout" svg:width="0.15cm" svg:height="0.282cm" svg:x="13.984cm" svg:y="14.903cm" svg:viewBox="0 0 151 283" svg:d="M92 103h45c9 0 14 0 14-11 0-6-5-6-12-6h-44l17-66c0-2 1-4 1-6 0-9-5-14-14-14-13 0-18 7-22 20-3 11 2-11-18 66h-45c-9 0-14 0-14 10 0 7 5 7 13 7h43l-27 104c-2 13-6 27-6 34 0 26 22 42 47 42 51 0 79-61 79-69 0-5-7-5-7-5-5 0-7 2-11 9-12 27-34 52-59 52-9 0-16-5-16-21 0-4 2-15 3-18z">
            <text:p/>
          </draw:path>
        </draw:g>
        <draw:custom-shape draw:name="Shape 38" draw:style-name="gr12" draw:text-style-name="P5" draw:layer="layout" svg:width="3.927cm" svg:height="1.013cm" svg:x="19.242cm" svg:y="3.872cm">
          <text:p text:style-name="P3"><text:span text:style-name="T2">aversiven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6" draw:layer="layout" svg:width="9.974cm" svg:height="1.492cm" svg:x="15.029cm" svg:y="5.658cm">
          <draw:image xlink:href="Pictures/100002010000034C0000005484676D7B.png" xlink:type="simple" xlink:show="embed" xlink:actuate="onLoad">
            <text:p/>
          </draw:image>
        </draw:frame>
        <draw:custom-shape draw:name="Shape 38" draw:style-name="gr14" draw:text-style-name="P4" draw:layer="layout" svg:width="4.8cm" svg:height="1.013cm" svg:x="17.08cm" svg:y="6.493cm">
          <text:p text:style-name="P3"><text:span text:style-name="T1">Bellman equ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6" draw:layer="layout" svg:width="1.861cm" svg:height="1.015cm" svg:x="5.559cm" svg:y="13.462cm">
          <draw:image xlink:href="Pictures/100002010000008400000048DB753FA0.png" xlink:type="simple" xlink:show="embed" xlink:actuate="onLoad">
            <text:p/>
          </draw:image>
        </draw:frame>
        <draw:frame draw:style-name="gr13" draw:text-style-name="P6" draw:layer="layout" svg:width="5.288cm" svg:height="1.218cm" svg:x="18.696cm" svg:y="16.584cm">
          <draw:image xlink:href="Pictures/100002010000029C0000009AD2FF09C7.png" xlink:type="simple" xlink:show="embed" xlink:actuate="onLoad">
            <text:p/>
          </draw:image>
        </draw:fram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layer="layout" svg:width="22.859cm" svg:height="3.18cm" svg:x="1.27cm" svg:y="0.76cm" presentation:class="title" presentation:placeholder="true">
          <draw:text-box/>
        </draw:frame>
        <draw:frame presentation:style-name="pr3" draw:layer="layout" svg:width="22.859cm" svg:height="11.048cm" svg:x="1.27cm" svg:y="4.457cm" presentation:class="outline" presentation:placeholder="true">
          <draw:text-box/>
        </draw:frame>
        <presentation:notes draw:style-name="dp2">
          <draw:page-thumbnail draw:style-name="gr1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2" draw:layer="layout" svg:width="22.859cm" svg:height="3.18cm" svg:x="1.27cm" svg:y="0.76cm" presentation:class="title" presentation:placeholder="true">
          <draw:text-box/>
        </draw:frame>
        <draw:frame presentation:style-name="pr3" draw:layer="layout" svg:width="22.859cm" svg:height="11.048cm" svg:x="1.27cm" svg:y="4.457cm" presentation:class="outline" presentation:placeholder="true">
          <draw:text-box/>
        </draw:frame>
        <presentation:notes draw:style-name="dp2">
          <draw:page-thumbnail draw:style-name="gr15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2" svg:font-family="Calibri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ound" draw:dots2="1" draw:dots2-length="213%" draw:distance="71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color="#000000" style:text-outline="false" style:text-line-through-style="none" style:text-line-through-type="none" style:text-position="0% 100%" style:font-name="Calibri2" fo:font-family="Calibri" fo:font-size="32pt" fo:letter-spacing="normal" fo:font-style="normal" fo:text-shadow="none" style:text-underline-style="none" fo:font-weight="normal" style:letter-kerning="true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color="#000000" style:text-outline="false" style:text-line-through-style="none" style:text-line-through-type="none" style:text-position="0% 100%" style:font-name="Calibri2" fo:font-family="Calibri" fo:font-size="18pt" fo:letter-spacing="normal" fo:font-style="normal" fo:text-shadow="none" style:text-underline-style="none" fo:font-weight="normal" style:letter-kerning="true" style:font-name-asian="Calibri2" style:font-family-asian="Calibri" style:font-size-asian="18pt" style:font-style-asian="normal" style:font-weight-asian="normal" style:font-name-complex="Calibri2" style:font-family-complex="Calib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svg:stroke-width="0.035cm" draw:stroke-linejoin="miter" draw:fill="none" draw:fill-color="#ffffff" draw:textarea-vertical-align="middle" draw:auto-grow-height="false" draw:fit-to-size="false" fo:min-height="11.049cm" fo:padding-top="0.125cm" fo:padding-bottom="0.125cm" fo:padding-left="0.127cm" fo:padding-right="0.127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Shape 11" presentation:style-name="Mpr1" draw:text-style-name="MP3" draw:layer="backgroundobjects" svg:width="0.717cm" svg:height="0.747cm" svg:x="23.412cm" svg:y="17.79cm" presentation:class="page-number" presentation:user-transformed="true">
        <draw:text-box>
          <text:p/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03T19:35:23.088787000</dc:date>
    <meta:editing-duration>PT45M21S</meta:editing-duration>
    <meta:editing-cycles>10</meta:editing-cycles>
    <meta:generator>LibreOffice/4.2.2.1$MacOSX_X86_64 LibreOffice_project/3be8cda0bddd8e430d8cda1ebfd581265cca5a0f</meta:generator>
    <meta:document-statistic meta:object-count="177"/>
  </office:meta>
</office:document-meta>
</file>